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cb17" officeooo:paragraph-rsid="0019cb17"/>
    </style:style>
    <style:style style:name="P2" style:family="paragraph" style:parent-style-name="Standard">
      <style:text-properties officeooo:rsid="0019cb17" officeooo:paragraph-rsid="001af257"/>
    </style:style>
    <style:style style:name="P3" style:family="paragraph" style:parent-style-name="Standard">
      <style:text-properties officeooo:rsid="001af257" officeooo:paragraph-rsid="001af257"/>
    </style:style>
    <style:style style:name="T1" style:family="text">
      <style:text-properties officeooo:rsid="001af2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create database jobs;</text:p>
      <text:p text:style-name="P1">Query OK, 1 row affected (0.00 sec)</text:p>
      <text:p text:style-name="P1"/>
      <text:p text:style-name="P1">use jobs;</text:p>
      <text:p text:style-name="P1">Database changed</text:p>
      <text:p text:style-name="P1">mysql&gt; <text:s/>create table regions (region_id int not null auto_increment,region_name varchar(20), primary key(region_id));</text:p>
      <text:p text:style-name="P1">Query OK, 0 rows affected (0.34 sec)</text:p>
      <text:p text:style-name="P1"/>
      <text:p text:style-name="P1">mysql&gt; desc regions</text:p>
      <text:p text:style-name="P1"><text:s text:c="4"/>-&gt; ;</text:p>
      <text:p text:style-name="P1">+-------------+-------------+------+-----+---------+----------------+</text:p>
      <text:p text:style-name="P1">| Field <text:s text:c="6"/>| Type <text:s text:c="7"/>| Null | Key | Default | Extra <text:s text:c="9"/>|</text:p>
      <text:p text:style-name="P1">+-------------+-------------+------+-----+---------+----------------+</text:p>
      <text:p text:style-name="P1">| region_id <text:s text:c="2"/>| int(11) <text:s text:c="4"/>| NO <text:s text:c="2"/>| PRI | NULL <text:s text:c="3"/>| auto_increment |</text:p>
      <text:p text:style-name="P1">| region_name | varchar(20) | YES <text:s/>| <text:s text:c="4"/>| NULL <text:s text:c="3"/>| <text:s text:c="15"/>|</text:p>
      <text:p text:style-name="P1">+-------------+-------------+------+-----+---------+----------------+</text:p>
      <text:p text:style-name="P1">2 rows in set (0.01 sec)</text:p>
      <text:p text:style-name="P1"/>
      <text:p text:style-name="P1">mysql&gt; create table countries (countrie_id int not null auto_increment,countrie_name varchar(20),region_id int, primary key(countrie_id),foreign key(region_id) references regions(region_id));</text:p>
      <text:p text:style-name="P1">Query OK, 0 rows affected (0.35 sec)</text:p>
      <text:p text:style-name="P1"/>
      <text:p text:style-name="P1">mysql&gt; <text:s/>desc countries;</text:p>
      <text:p text:style-name="P1">+---------------+-------------+------+-----+---------+----------------+</text:p>
      <text:p text:style-name="P1">| Field <text:s text:c="8"/>| Type <text:s text:c="7"/>| Null | Key | Default | Extra <text:s text:c="9"/>|</text:p>
      <text:p text:style-name="P1">+---------------+-------------+------+-----+---------+----------------+</text:p>
      <text:p text:style-name="P1">| countrie_id <text:s text:c="2"/>| int(11) <text:s text:c="4"/>| NO <text:s text:c="2"/>| PRI | NULL <text:s text:c="3"/>| auto_increment |</text:p>
      <text:p text:style-name="P1">| countrie_name | varchar(20) | YES <text:s/>| <text:s text:c="4"/>| NULL <text:s text:c="3"/>| <text:s text:c="15"/>|</text:p>
      <text:p text:style-name="P1">| region_id <text:s text:c="4"/>| int(11) <text:s text:c="4"/>| YES <text:s/>| MUL | NULL <text:s text:c="3"/>| <text:s text:c="15"/>|</text:p>
      <text:p text:style-name="P1">+---------------+-------------+------+-----+---------+----------------+</text:p>
      <text:p text:style-name="P1">3 rows in set (0.00 sec)</text:p>
      <text:p text:style-name="P1"/>
      <text:p text:style-name="P1">mysql&gt; create table locations (location_id int not null auto_increment,street_address varchar(50),postal_code varchar(20),city varchar(20),state_province varchar(30),countrie_id int,primary key(location_id),foreign key(countrie_id)references countries(countrie_id));</text:p>
      <text:p text:style-name="P1">Query OK, 0 rows affected (0.30 sec)</text:p>
      <text:p text:style-name="P1"/>
      <text:p text:style-name="P1">mysql&gt; desc locations;</text:p>
      <text:p text:style-name="P1">+----------------+-------------+------+-----+---------+----------------+</text:p>
      <text:p text:style-name="P1">| Field <text:s text:c="9"/>| Type <text:s text:c="7"/>| Null | Key | Default | Extra <text:s text:c="9"/>|</text:p>
      <text:p text:style-name="P1">+----------------+-------------+------+-----+---------+----------------+</text:p>
      <text:p text:style-name="P1">| location_id <text:s text:c="3"/>| int(11) <text:s text:c="4"/>| NO <text:s text:c="2"/>| PRI | NULL <text:s text:c="3"/>| auto_increment |</text:p>
      <text:p text:style-name="P1">| street_address | varchar(50) | YES <text:s/>| <text:s text:c="4"/>| NULL <text:s text:c="3"/>| <text:s text:c="15"/>|</text:p>
      <text:p text:style-name="P1">| postal_code <text:s text:c="3"/>| varchar(20) | YES <text:s/>| <text:s text:c="4"/>| NULL <text:s text:c="3"/>| <text:s text:c="15"/>|</text:p>
      <text:p text:style-name="P1">| city <text:s text:c="10"/>| varchar(20) | YES <text:s/>| <text:s text:c="4"/>| NULL <text:s text:c="3"/>| <text:s text:c="15"/>|</text:p>
      <text:p text:style-name="P1">| state_province | varchar(30) | YES <text:s/>| <text:s text:c="4"/>| NULL <text:s text:c="3"/>| <text:s text:c="15"/>|</text:p>
      <text:p text:style-name="P1">| countrie_id <text:s text:c="3"/>| int(11) <text:s text:c="4"/>| YES <text:s/>| MUL | NULL <text:s text:c="3"/>| <text:s text:c="15"/>|</text:p>
      <text:p text:style-name="P1"><text:soft-page-break/>+----------------+-------------+------+-----+---------+----------------+</text:p>
      <text:p text:style-name="P1">6 rows in set (0.00 sec)</text:p>
      <text:p text:style-name="P1"/>
      <text:p text:style-name="P1"><text:s/>create table departments (department_id int not null auto_increment,department_name varchar(30),location_id int,primary key(department_id),foreign key(location_id) references locations(location_id));</text:p>
      <text:p text:style-name="P1">Query OK, 0 rows affected (0.32 sec)</text:p>
      <text:p text:style-name="P1"/>
      <text:p text:style-name="P1">mysql&gt; desc departments;</text:p>
      <text:p text:style-name="P1">+-----------------+-------------+------+-----+---------+----------------+</text:p>
      <text:p text:style-name="P1">| Field <text:s text:c="10"/>| Type <text:s text:c="7"/>| Null | Key | Default | Extra <text:s text:c="9"/>|</text:p>
      <text:p text:style-name="P1">+-----------------+-------------+------+-----+---------+----------------+</text:p>
      <text:p text:style-name="P1">| department_id <text:s text:c="2"/>| int(11) <text:s text:c="4"/>| NO <text:s text:c="2"/>| PRI | NULL <text:s text:c="3"/>| auto_increment |</text:p>
      <text:p text:style-name="P1">| department_name | varchar(30) | YES <text:s/>| <text:s text:c="4"/>| NULL <text:s text:c="3"/>| <text:s text:c="15"/>|</text:p>
      <text:p text:style-name="P1">| location_id <text:s text:c="4"/>| int(11) <text:s text:c="4"/>| YES <text:s/>| MUL | NULL <text:s text:c="3"/>| <text:s text:c="15"/>|</text:p>
      <text:p text:style-name="P1">+-----------------+-------------+------+-----+---------+----------------+</text:p>
      <text:p text:style-name="P1">3 rows in set (0.00 sec)</text:p>
      <text:p text:style-name="P1"/>
      <text:p text:style-name="P1">mysql&gt; create table jobs (job_id int not null auto_increment,job_title varchar(20),min_salary int ,max_salary int,primary key(job_id));</text:p>
      <text:p text:style-name="P1">Query OK, 0 rows affected (0.27 sec)</text:p>
      <text:p text:style-name="P1"/>
      <text:p text:style-name="P1">mysql&gt; <text:s/>desc jobs;</text:p>
      <text:p text:style-name="P1">+------------+-------------+------+-----+---------+----------------+</text:p>
      <text:p text:style-name="P1">| Field <text:s text:c="5"/>| Type <text:s text:c="7"/>| Null | Key | Default | Extra <text:s text:c="9"/>|</text:p>
      <text:p text:style-name="P1">+------------+-------------+------+-----+---------+----------------+</text:p>
      <text:p text:style-name="P1">| job_id <text:s text:c="4"/>| int(11) <text:s text:c="4"/>| NO <text:s text:c="2"/>| PRI | NULL <text:s text:c="3"/>| auto_increment |</text:p>
      <text:p text:style-name="P1">| job_title <text:s/>| varchar(20) | YES <text:s/>| <text:s text:c="4"/>| NULL <text:s text:c="3"/>| <text:s text:c="15"/>|</text:p>
      <text:p text:style-name="P1">| min_salary | int(11) <text:s text:c="4"/>| YES <text:s/>| <text:s text:c="4"/>| NULL <text:s text:c="3"/>| <text:s text:c="15"/>|</text:p>
      <text:p text:style-name="P1">| max_salary | int(11) <text:s text:c="4"/>| YES <text:s/>| <text:s text:c="4"/>| NULL <text:s text:c="3"/>| <text:s text:c="15"/>|</text:p>
      <text:p text:style-name="P1">+------------+-------------+------+-----+---------+----------------+</text:p>
      <text:p text:style-name="P1">4 rows in set (0.00 sec)</text:p>
      <text:p text:style-name="P1"/>
      <text:p text:style-name="P1">mysql&gt; <text:s/>create table manager (manager_id int not null auto_increment,name varchar(20),primary key(manager_id));</text:p>
      <text:p text:style-name="P1">Query OK, 0 rows affected (0.36 sec)</text:p>
      <text:p text:style-name="P1"/>
      <text:p text:style-name="P1">mysql&gt; <text:s/>desc manager;</text:p>
      <text:p text:style-name="P1">+------------+-------------+------+-----+---------+----------------+</text:p>
      <text:p text:style-name="P1">| Field <text:s text:c="5"/>| Type <text:s text:c="7"/>| Null | Key | Default | Extra <text:s text:c="9"/>|</text:p>
      <text:p text:style-name="P1">+------------+-------------+------+-----+---------+----------------+</text:p>
      <text:p text:style-name="P1">| manager_id | int(11) <text:s text:c="4"/>| NO <text:s text:c="2"/>| PRI | NULL <text:s text:c="3"/>| auto_increment |</text:p>
      <text:p text:style-name="P1">| name <text:s text:c="6"/>| varchar(20) | YES <text:s/>| <text:s text:c="4"/>| NULL <text:s text:c="3"/>| <text:s text:c="15"/>|</text:p>
      <text:p text:style-name="P1">+------------+-------------+------+-----+---------+----------------+</text:p>
      <text:p text:style-name="P1">2 rows in set (0.00 sec)</text:p>
      <text:p text:style-name="P1"/>
      <text:p text:style-name="P1">ine 2</text:p>
      <text:p text:style-name="P1"><text:soft-page-break/>mysql&gt; <text:s/>CREATE TABLE `employee` ( `employee_id` INT NOT NULL AUTO_INCREMENT, `first_name` VARCHAR(20), `last_name` VARCHAR(20), `email` VARCHAR(30), `phone_number` INT(12), `hire_date` DATE, `job_id` INT,</text:p>
      <text:p text:style-name="P1"><text:s text:c="4"/>-&gt; `salary` INT, `manager_id` INT, `department_id` INT, PRIMARY KEY (`employee_id`), foreign key(job_id) references jobs(job_id), foreign key(manager_id) references manager(manager_id), foreign key(department_id) references departments(department_id));</text:p>
      <text:p text:style-name="P1">Query OK, 0 rows affected (0.62 sec)</text:p>
      <text:p text:style-name="P1"/>
      <text:p text:style-name="P1">mysql&gt; create table dependents (dependent_id int not null auto_increment,first_name varchar(30), last_name varchar(30), relationship varchar(30), employee_id int ,primary key(dependent_id),foreign key(employee_id) references employee(employee_id));</text:p>
      <text:p text:style-name="P1">Query OK, 0 rows affected (0.32 sec)</text:p>
      <text:p text:style-name="P1"/>
      <text:p text:style-name="P1">mysql&gt; <text:s/>desc dependents;</text:p>
      <text:p text:style-name="P1">+--------------+-------------+------+-----+---------+----------------+</text:p>
      <text:p text:style-name="P1">| Field <text:s text:c="7"/>| Type <text:s text:c="7"/>| Null | Key | Default | Extra <text:s text:c="9"/>|</text:p>
      <text:p text:style-name="P1">+--------------+-------------+------+-----+---------+----------------+</text:p>
      <text:p text:style-name="P1">| dependent_id | int(11) <text:s text:c="4"/>| NO <text:s text:c="2"/>| PRI | NULL <text:s text:c="3"/>| auto_increment |</text:p>
      <text:p text:style-name="P1">| first_name <text:s text:c="2"/>| varchar(30) | YES <text:s/>| <text:s text:c="4"/>| NULL <text:s text:c="3"/>| <text:s text:c="15"/>|</text:p>
      <text:p text:style-name="P1">| last_name <text:s text:c="3"/>| varchar(30) | YES <text:s/>| <text:s text:c="4"/>| NULL <text:s text:c="3"/>| <text:s text:c="15"/>|</text:p>
      <text:p text:style-name="P1">| relationship | varchar(30) | YES <text:s/>| <text:s text:c="4"/>| NULL <text:s text:c="3"/>| <text:s text:c="15"/>|</text:p>
      <text:p text:style-name="P1">| employee_id <text:s/>| int(11) <text:s text:c="4"/>| YES <text:s/>| MUL | NULL <text:s text:c="3"/>| <text:s text:c="15"/>|</text:p>
      <text:p text:style-name="P1">+--------------+-------------+------+-----+---------+----------------+</text:p>
      <text:p text:style-name="P1">5 rows in set (0.00 sec)</text:p>
      <text:p text:style-name="P1"/>
      <text:p text:style-name="P1">mysql&gt; desc regions;</text:p>
      <text:p text:style-name="P1">+-------------+-------------+------+-----+---------+----------------+</text:p>
      <text:p text:style-name="P1">| Field <text:s text:c="6"/>| Type <text:s text:c="7"/>| Null | Key | Default | Extra <text:s text:c="9"/>|</text:p>
      <text:p text:style-name="P1">+-------------+-------------+------+-----+---------+----------------+</text:p>
      <text:p text:style-name="P1">| region_id <text:s text:c="2"/>| int(11) <text:s text:c="4"/>| NO <text:s text:c="2"/>| PRI | NULL <text:s text:c="3"/>| auto_increment |</text:p>
      <text:p text:style-name="P1">| region_name | varchar(20) | YES <text:s/>| <text:s text:c="4"/>| NULL <text:s text:c="3"/>| <text:s text:c="15"/>|</text:p>
      <text:p text:style-name="P1">+-------------+-------------+------+-----+---------+----------------+</text:p>
      <text:p text:style-name="P1">2 rows in set (0.00 sec)</text:p>
      <text:p text:style-name="P1"/>
      <text:p text:style-name="P1"><text:s/>insert into regions values(1,"America"),(2,"Asia"),(3,"Europe"),(4,"Africa");</text:p>
      <text:p text:style-name="P1">Query OK, 4 rows affected (0.05 sec)</text:p>
      <text:p text:style-name="P1">Records: 4 <text:s/>Duplicates: 0 <text:s/>Warnings: 0</text:p>
      <text:p text:style-name="P1"/>
      <text:p text:style-name="P1">mysql&gt; select * from regions;</text:p>
      <text:p text:style-name="P1">+-----------+-------------+</text:p>
      <text:p text:style-name="P1">| region_id | region_name |</text:p>
      <text:p text:style-name="P1">+-----------+-------------+</text:p>
      <text:p text:style-name="P1">| <text:s text:c="8"/>1 | America <text:s text:c="4"/>|</text:p>
      <text:p text:style-name="P1">| <text:s text:c="8"/>2 | Asia <text:s text:c="7"/>|</text:p>
      <text:p text:style-name="P1">| <text:s text:c="8"/>3 | Europe <text:s text:c="5"/>|</text:p>
      <text:p text:style-name="P1">| <text:s text:c="8"/>4 | Africa <text:s text:c="5"/>|</text:p>
      <text:p text:style-name="P1">+-----------+-------------+</text:p>
      <text:p text:style-name="P1">4 rows in set (0.00 sec)</text:p>
      <text:p text:style-name="P1"/>
      <text:p text:style-name="P1"><text:soft-page-break/><text:s/>insert into countries values(101,"Mexico",1),(102,"Cuba",2),(103,"India",2),(104,"Sreelanka",2),(105,"Germany",3),(106,"Nigeria",4);</text:p>
      <text:p text:style-name="P1">Query OK, 6 rows affected (0.06 sec)</text:p>
      <text:p text:style-name="P1">Records: 6 <text:s/>Duplicates: 0 <text:s/>Warnings: 0</text:p>
      <text:p text:style-name="P1"/>
      <text:p text:style-name="P1">mysql&gt; select * from countries;</text:p>
      <text:p text:style-name="P1">+-------------+---------------+-----------+</text:p>
      <text:p text:style-name="P1">| countrie_id | countrie_name | region_id |</text:p>
      <text:p text:style-name="P1">+-------------+---------------+-----------+</text:p>
      <text:p text:style-name="P1">| <text:s text:c="8"/>101 | Mexico <text:s text:c="7"/>| <text:s text:c="8"/>1 |</text:p>
      <text:p text:style-name="P1">| <text:s text:c="8"/>102 | Cuba <text:s text:c="9"/>| <text:s text:c="8"/>2 |</text:p>
      <text:p text:style-name="P1">| <text:s text:c="8"/>103 | India <text:s text:c="8"/>| <text:s text:c="8"/>2 |</text:p>
      <text:p text:style-name="P1">| <text:s text:c="8"/>104 | Sreelanka <text:s text:c="4"/>| <text:s text:c="8"/>2 |</text:p>
      <text:p text:style-name="P1">| <text:s text:c="8"/>105 | Germany <text:s text:c="6"/>| <text:s text:c="8"/>3 |</text:p>
      <text:p text:style-name="P1">| <text:s text:c="8"/>106 | Nigeria <text:s text:c="6"/>| <text:s text:c="8"/>4 |</text:p>
      <text:p text:style-name="P1">+-------------+---------------+-----------+</text:p>
      <text:p text:style-name="P1">6 rows in set (0.00 sec)</text:p>
      <text:p text:style-name="P1"/>
      <text:p text:style-name="P1">mysql&gt; update countries set region_id=3 where countrie_id=104;</text:p>
      <text:p text:style-name="P1">Query OK, 1 row affected (0.06 sec)</text:p>
      <text:p text:style-name="P1">Rows matched: 1 <text:s/>Changed: 1 <text:s/>Warnings: 0</text:p>
      <text:p text:style-name="P1"/>
      <text:p text:style-name="P1">mysql&gt; select * from countries;</text:p>
      <text:p text:style-name="P1">+-------------+---------------+-----------+</text:p>
      <text:p text:style-name="P1">| countrie_id | countrie_name | region_id |</text:p>
      <text:p text:style-name="P1">+-------------+---------------+-----------+</text:p>
      <text:p text:style-name="P1">| <text:s text:c="8"/>101 | Mexico <text:s text:c="7"/>| <text:s text:c="8"/>1 |</text:p>
      <text:p text:style-name="P1">| <text:s text:c="8"/>102 | Cuba <text:s text:c="9"/>| <text:s text:c="8"/>2 |</text:p>
      <text:p text:style-name="P1">| <text:s text:c="8"/>103 | India <text:s text:c="8"/>| <text:s text:c="8"/>2 |</text:p>
      <text:p text:style-name="P1">| <text:s text:c="8"/>104 | Sreelanka <text:s text:c="4"/>| <text:s text:c="8"/>3 |</text:p>
      <text:p text:style-name="P1">| <text:s text:c="8"/>105 | Germany <text:s text:c="6"/>| <text:s text:c="8"/>3 |</text:p>
      <text:p text:style-name="P1">| <text:s text:c="8"/>106 | Nigeria <text:s text:c="6"/>| <text:s text:c="8"/>4 |</text:p>
      <text:p text:style-name="P1">+-------------+---------------+-----------+</text:p>
      <text:p text:style-name="P1">6 rows in set (0.00 sec)</text:p>
      <text:p text:style-name="P1"/>
      <text:p text:style-name="P1">mysql&gt; update countries set region_id=2 where countrie_id=104;</text:p>
      <text:p text:style-name="P1">Query OK, 1 row affected (0.04 sec)</text:p>
      <text:p text:style-name="P1">Rows matched: 1 <text:s/>Changed: 1 <text:s/>Warnings: 0</text:p>
      <text:p text:style-name="P1"/>
      <text:p text:style-name="P1">mysql&gt; update countries set region_id=1 where countrie_id=102;</text:p>
      <text:p text:style-name="P1">Query OK, 1 row affected (0.04 sec)</text:p>
      <text:p text:style-name="P1">Rows matched: 1 <text:s/>Changed: 1 <text:s/>Warnings: 0</text:p>
      <text:p text:style-name="P1"/>
      <text:p text:style-name="P1">mysql&gt; select * from countries;</text:p>
      <text:p text:style-name="P1">+-------------+---------------+-----------+</text:p>
      <text:p text:style-name="P1">| countrie_id | countrie_name | region_id |</text:p>
      <text:p text:style-name="P1">+-------------+---------------+-----------+</text:p>
      <text:p text:style-name="P1">| <text:s text:c="8"/>101 | Mexico <text:s text:c="7"/>| <text:s text:c="8"/>1 |</text:p>
      <text:p text:style-name="P1">| <text:s text:c="8"/>102 | Cuba <text:s text:c="9"/>| <text:s text:c="8"/>1 |</text:p>
      <text:p text:style-name="P1"><text:soft-page-break/>| <text:s text:c="8"/>103 | India <text:s text:c="8"/>| <text:s text:c="8"/>2 |</text:p>
      <text:p text:style-name="P1">| <text:s text:c="8"/>104 | Sreelanka <text:s text:c="4"/>| <text:s text:c="8"/>2 |</text:p>
      <text:p text:style-name="P2">| <text:s text:c="8"/>105 | Germany <text:s text:c="6"/>| <text:s text:c="8"/>3 |<text:span text:style-name="T1"> desc locations;</text:span></text:p>
      <text:p text:style-name="P3">+----------------+-------------+------+-----+---------+----------------+</text:p>
      <text:p text:style-name="P3">| Field <text:s text:c="9"/>| Type <text:s text:c="7"/>| Null | Key | Default | Extra <text:s text:c="9"/>|</text:p>
      <text:p text:style-name="P3">+----------------+-------------+------+-----+---------+----------------+</text:p>
      <text:p text:style-name="P3">| location_id <text:s text:c="3"/>| int(11) <text:s text:c="4"/>| NO <text:s text:c="2"/>| PRI | NULL <text:s text:c="3"/>| auto_increment |</text:p>
      <text:p text:style-name="P3">| street_address | varchar(50) | YES <text:s/>| <text:s text:c="4"/>| NULL <text:s text:c="3"/>| <text:s text:c="15"/>|</text:p>
      <text:p text:style-name="P3">| postal_code <text:s text:c="3"/>| varchar(20) | YES <text:s/>| <text:s text:c="4"/>| NULL <text:s text:c="3"/>| <text:s text:c="15"/>|</text:p>
      <text:p text:style-name="P3">| city <text:s text:c="10"/>| varchar(20) | YES <text:s/>| <text:s text:c="4"/>| NULL <text:s text:c="3"/>| <text:s text:c="15"/>|</text:p>
      <text:p text:style-name="P3">| state_province | varchar(30) | YES <text:s/>| <text:s text:c="4"/>| NULL <text:s text:c="3"/>| <text:s text:c="15"/>|</text:p>
      <text:p text:style-name="P3">| countrie_id <text:s text:c="3"/>| int(11) <text:s text:c="4"/>| YES <text:s/>| MUL | NULL <text:s text:c="3"/>| <text:s text:c="15"/>|</text:p>
      <text:p text:style-name="P3">+----------------+-------------+------+-----+---------+----------------+</text:p>
      <text:p text:style-name="P3">6 rows in set (0.00 sec)</text:p>
      <text:p text:style-name="P3"/>
      <text:p text:style-name="P3">mysql&gt; insert into locations values(1700,"Downtown",691554,"Palenque","chipas",101),(1701,"Dominica",691557,"Mariel","Artemisa",102);</text:p>
      <text:p text:style-name="P3">Query OK, 2 rows affected (0.04 sec)</text:p>
      <text:p text:style-name="P3">Records: 2 <text:s/>Duplicates: 0 <text:s/>Warnings: 0</text:p>
      <text:p text:style-name="P3"/>
      <text:p text:style-name="P3">mysql&gt; select * from locations;</text:p>
      <text:p text:style-name="P3">+-------------+----------------+-------------+----------+----------------+-------------+</text:p>
      <text:p text:style-name="P3">| location_id | street_address | postal_code | city <text:s text:c="4"/>| state_province | countrie_id |</text:p>
      <text:p text:style-name="P3">+-------------+----------------+-------------+----------+----------------+-------------+</text:p>
      <text:p text:style-name="P3">| <text:s text:c="7"/>1700 | Downtown <text:s text:c="6"/>| 691554 <text:s text:c="5"/>| Palenque | chipas <text:s text:c="8"/>| <text:s text:c="8"/>101 |</text:p>
      <text:p text:style-name="P3">| <text:s text:c="7"/>1701 | Dominica <text:s text:c="6"/>| 691557 <text:s text:c="5"/>| Mariel <text:s text:c="2"/>| Artemisa <text:s text:c="6"/>| <text:s text:c="8"/>102 |</text:p>
      <text:p text:style-name="P3">+-------------+----------------+-------------+----------+----------------+-------------+</text:p>
      <text:p text:style-name="P3">2 rows in set (0.00 sec)</text:p>
      <text:p text:style-name="P3"/>
      <text:p text:style-name="P3">mysql&gt; </text:p>
      <text:p text:style-name="P1">| <text:s text:c="8"/>106 | Nigeria <text:s text:c="6"/>| <text:s text:c="8"/>4 |</text:p>
      <text:p text:style-name="P1">+-------------+---------------+-----------+</text:p>
      <text:p text:style-name="P1">6 rows in set (0.00 sec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13T15:02:11.605496860</meta:creation-date>
    <dc:date>2023-06-13T15:44:27.197894394</dc:date>
    <meta:editing-duration>PT42M1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182" meta:word-count="1443" meta:character-count="10663" meta:non-whitespace-character-count="8129"/>
  </office:meta>
</office:document-meta>
</file>